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4500000BB188DBDE7B1FF7CC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20.96cm" svg:height="29.632cm" draw:z-index="0"><draw:image xlink:href="Pictures/100002010000084500000BB188DBDE7B1FF7CC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3:21:55.249984722</meta:creation-date>
    <dc:date>2016-09-01T23:24:23.392432882</dc:date>
    <meta:editing-duration>PT2M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